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cs-Roboto" svg:font-family="docs-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fc8" officeooo:paragraph-rsid="000b3fc8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0b3fc8" officeooo:paragraph-rsid="000b3fc8" style:text-blinking="false"/>
    </style:style>
    <style:style style:name="T1" style:family="text">
      <style:text-properties style:font-name="docs-Roboto" fo:font-size="9.75pt" fo:font-style="normal" fo:font-weight="normal"/>
    </style:style>
    <style:style style:name="T2" style:family="text">
      <style:text-properties style:font-name-asian="docs-Roboto" style:font-size-asian="9.7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ftp://storage.corp.pony.ai/mpm/onboard_suite/released_binaries/release_20181106_RC3/onboard_suite_release_20181106_RC3" text:style-name="Internet_20_link" text:visited-style-name="Visited_20_Internet_20_Link">ftp://storage.corp.pony.ai/mpm/onboard_suite/released_binaries/release_20181106_RC3/onboard_suite_release_20181106_RC3</text:a></text:p>
      <text:p text:style-name="P1"/>
      <text:p text:style-name="P2"><text:span text:style-name="T2">环市大道</text:span><text:span text:style-name="T1">--</text:span><text:span text:style-name="T2">金隆路 来回 </text:span><text:span text:style-name="T1">(20181113/sh2/144253; 20181113/sh2/150132; 20181113/sh2/151604; 20181113/sh2/153706; 20181113/sh2/155559; 20181113/sh2/161557;) 1.9km (20181114/sh2/141502; 20181114/sh2/142503; 20181114/sh2/143737; 20181114/sh2/145054; 20181114/sh2/150345; 20181114/sh2/151647) 2.3km (20181114/sh2/152741: 20181114/sh2/154836; 20181114/sh2/160343; 20181114/sh2/162049; 20181114/sh2/163754; 20181114/sh2/16584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cs-Roboto" svg:font-family="docs-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3:35:22.890677328</meta:creation-date>
    <dc:date>2018-11-15T09:39:33.578653143</dc:date>
    <meta:editing-duration>PT6H22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31" meta:character-count="524" meta:non-whitespace-character-count="503"/>
  </office:meta>
</office:document-meta>
</file>